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co2" style:family="table-column">
      <style:table-column-properties fo:break-before="auto" style:column-width="1.52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326cm"/>
    </style:style>
    <style:style style:name="co5" style:family="table-column">
      <style:table-column-properties fo:break-before="auto" style:column-width="1.191cm"/>
    </style:style>
    <style:style style:name="co6" style:family="table-column">
      <style:table-column-properties fo:break-before="auto" style:column-width="1.423cm"/>
    </style:style>
    <style:style style:name="ro1" style:family="table-row">
      <style:table-row-properties style:row-height="1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40pt" fo:font-weight="bold" style:font-size-asian="40pt" style:font-weight-asian="bold" style:font-size-complex="40pt" style:font-weight-complex="bold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AR PL UKai C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1.014cm" svg:height="6.195cm" svg:x="3.505cm" svg:y="6.404cm">
            <draw:object draw:notify-on-update-of-ranges="Foglio1.B9:Foglio1.K9 Foglio1.A6:Foglio1.A6 Foglio1.B8:Foglio1.K8 Foglio1.A6:Foglio1.A6 Foglio1.B6:Foglio1.K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4"/>
          <table:table-cell table:style-name="ce5" office:value-type="string" calcext:value-type="string">
            <text:p>Grafici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Utilizzando i </text:span>riferimenti ad una cella o ad un intervallo di celle, calcolare la media dei voti seguenti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tilizzando i concetti di serie di dati e di etichette, realizzare il grafico di seguito riportato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ngles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6" table:formula="of:=([.B6]+[.C6]+[.D6]+[.E6]+[.F6]+[.G6]+[.H6]+[.I6]+[.J6]+[.K6])/10" office:value-type="float" office:value="5.9" calcext:value-type="float">
            <text:p>5,9000</text:p>
          </table:table-cell>
          <table:table-cell table:number-columns-repeated="1011"/>
        </table:table-row>
        <table:table-row table:style-name="ro2">
          <table:table-cell/>
          <table:table-cell table:style-name="ce3" table:number-columns-repeated="10"/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Italian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6" table:formula="of:=([.B8]+[.C8]+[.D8]+[.E8]+[.F8]+[.G8]+[.H8]+[.I8]+[.J8]+[.K8])/10" office:value-type="float" office:value="7.1" calcext:value-type="float">
            <text:p>7,1000</text:p>
          </table:table-cell>
          <table:table-cell table:number-columns-repeated="1011"/>
        </table:table-row>
        <table:table-row table:style-name="ro2">
          <table:table-cell table:style-name="ce3"/>
          <table:table-cell table:style-name="ce3" office:value-type="string" calcext:value-type="string">
            <text:p>Ottobre</text:p>
          </table:table-cell>
          <table:table-cell table:style-name="ce3" office:value-type="string" calcext:value-type="string">
            <text:p>novembre</text:p>
          </table:table-cell>
          <table:table-cell table:style-name="ce3" office:value-type="string" calcext:value-type="string">
            <text:p>dicembre</text:p>
          </table:table-cell>
          <table:table-cell table:style-name="ce3" office:value-type="string" calcext:value-type="string">
            <text:p>gennaio</text:p>
          </table:table-cell>
          <table:table-cell table:style-name="ce3" office:value-type="string" calcext:value-type="string">
            <text:p>febbraio</text:p>
          </table:table-cell>
          <table:table-cell table:style-name="ce3" office:value-type="string" calcext:value-type="string">
            <text:p>marzo</text:p>
          </table:table-cell>
          <table:table-cell table:style-name="ce3" office:value-type="string" calcext:value-type="string">
            <text:p>aprile</text:p>
          </table:table-cell>
          <table:table-cell table:style-name="ce3" office:value-type="string" calcext:value-type="string">
            <text:p>maggio</text:p>
          </table:table-cell>
          <table:table-cell table:style-name="ce3" office:value-type="string" calcext:value-type="string">
            <text:p>giugno</text:p>
          </table:table-cell>
          <table:table-cell table:style-name="ce3" office:value-type="string" calcext:value-type="string">
            <text:p>luglio</text:p>
          </table:table-cell>
          <table:table-cell table:style-name="ce3"/>
          <table:table-cell table:style-name="ce3" office:value-type="string" calcext:value-type="string">
            <text:p>Media</text:p>
          </table:table-cell>
          <table:table-cell table:style-name="ce3" table:number-columns-repeated="51"/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AR PL UKai CN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09:09:57.59160855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11:38:03.172655316</meta:creation-date>
    <dc:date>2020-05-19T09:12:10.808117395</dc:date>
    <meta:editing-duration>PT51M24S</meta:editing-duration>
    <meta:editing-cycles>4</meta:editing-cycles>
    <meta:generator>LibreOffice/6.4.3.2$Linux_X86_64 LibreOffice_project/747b5d0ebf89f41c860ec2a39efd7cb15b54f2d8</meta:generator>
    <meta:document-statistic meta:table-count="1" meta:cell-count="38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3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015cm" svg:height="6.196cm" xlink:href=".." xlink:type="simple" chart:class="chart:bar" chart:style-name="ch1">
        <chart:title svg:x="3.84cm" svg:y="0.261cm" chart:style-name="ch2">
          <text:p>Voti scolastici</text:p>
        </chart:title>
        <chart:subtitle svg:x="1.362cm" svg:y="1.161cm" chart:style-name="ch3">
          <text:p>Voti delle materie scolastiche riferiti ad un mese</text:p>
        </chart:subtitle>
        <chart:legend chart:legend-position="end" svg:x="7.736cm" svg:y="2.052cm" style:legend-expansion="custom" chartooo:width="3.069cm" chartooo:height="2.908cm" style:legend-expansion-aspect-ratio="1.05536451169188" chart:style-name="ch4"/>
        <chart:plot-area chart:style-name="ch5" table:cell-range-address="Foglio1.B8:Foglio1.K9 Foglio1.A6:Foglio1.K6" chart:data-source-has-labels="both" svg:x="0.36cm" svg:y="1.654cm" svg:width="7.069cm" svg:height="4.295cm">
          <chartooo:coordinate-region svg:x="0.984cm" svg:y="1.853cm" svg:width="6.445cm" svg:height="2.5cm"/>
          <chart:axis chart:dimension="x" chart:name="primary-x" chart:style-name="ch6" chartooo:axis-type="auto">
            <chartooo:date-scale/>
            <chart:title svg:x="3.493cm" svg:y="5.636cm" chart:style-name="ch7">
              <text:p>Mesi</text:p>
            </chart:title>
            <chart:categories table:cell-range-address="Foglio1.B9:Foglio1.K9"/>
            <chart:grid chart:style-name="ch8" chart:class="major"/>
          </chart:axis>
          <chart:axis chart:dimension="y" chart:name="primary-y" chart:style-name="ch9">
            <chart:title svg:x="0cm" svg:y="4.136cm" chart:style-name="ch10">
              <text:p>Voti</text:p>
            </chart:title>
            <chart:grid chart:style-name="ch8" chart:class="major"/>
          </chart:axis>
          <chart:series chart:style-name="ch11" chart:values-cell-range-address="Foglio1.B8:Foglio1.K8" chart:label-cell-address="Foglio1.A6:Foglio1.A6" chart:class="chart:bar">
            <chart:regression-curve chart:style-name="ch12"/>
            <chart:data-point chart:repeated="10"/>
          </chart:series>
          <chart:series chart:style-name="ch13" chart:values-cell-range-address="Foglio1.B6:Foglio1.K6" chart:label-cell-address="Foglio1.A6:Foglio1.A6" chart:class="chart:bar">
            <chart:regression-curve chart:style-name="ch14"/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tobre</text:p>
                <draw:g>
                  <svg:desc>Foglio1.B9:Foglio1.K9</svg:desc>
                </draw:g>
              </table:table-cell>
              <table:table-cell office:value-type="string">
                <text:p>novembre</text:p>
              </table:table-cell>
              <table:table-cell office:value-type="string">
                <text:p>dicembre</text:p>
              </table:table-cell>
              <table:table-cell office:value-type="string">
                <text:p>gennaio</text:p>
              </table:table-cell>
              <table:table-cell office:value-type="string">
                <text:p>febbraio</text:p>
              </table:table-cell>
              <table:table-cell office:value-type="string">
                <text:p>marzo</text:p>
              </table:table-cell>
              <table:table-cell office:value-type="string">
                <text:p>aprile</text:p>
              </table:table-cell>
              <table:table-cell office:value-type="string">
                <text:p>maggio</text:p>
              </table:table-cell>
              <table:table-cell office:value-type="string">
                <text:p>giugno</text:p>
              </table:table-cell>
              <table:table-cell office:value-type="string">
                <text:p>luglio</text:p>
              </table:table-cell>
            </table:table-row>
          </table:table-header-rows>
          <table:table-rows>
            <table:table-row>
              <table:table-cell office:value-type="string">
                <text:p>Inglese</text:p>
                <draw:g>
                  <svg:desc>Foglio1.A6:Foglio1.A6</svg:desc>
                </draw:g>
              </table:table-cell>
              <table:table-cell office:value-type="float" office:value="4">
                <text:p>4</text:p>
                <draw:g>
                  <svg:desc>Foglio1.B8:Foglio1.K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Inglese</text:p>
                <draw:g>
                  <svg:desc>Foglio1.A6:Foglio1.A6</svg:desc>
                </draw:g>
              </table:table-cell>
              <table:table-cell office:value-type="float" office:value="9">
                <text:p>9</text:p>
                <draw:g>
                  <svg:desc>Foglio1.B6:Foglio1.K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